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C053727CE37096B4.png" manifest:media-type="image/png"/>
  <manifest:file-entry manifest:full-path="Pictures/1009CFA4000129600001A4C072E05B99372C110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9CFA4000129600001A4C072E05B99372C1106.pdf" xlink:type="simple" xlink:show="embed" xlink:actuate="onLoad" draw:mime-type="application/pdf"/><draw:image xlink:href="Pictures/100000010000031900000462C053727CE37096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0:55:46.041637537</meta:creation-date>
    <dc:date>2022-09-07T20:56:13.263832136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